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5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5638in" fo:break-before="auto" style:use-optimal-row-height="false"/>
    </style:style>
    <style:style style:name="ro7" style:family="table-row">
      <style:table-row-properties style:row-height="1.4429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b3b3b3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32" style:family="table-cell" style:parent-style-name="Default"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39" office:value-type="string">
            <text:p>Draconis Combine</text:p>
          </table:table-cell>
          <table:table-cell table:style-name="ce42" office:value-type="string">
            <text:p>Lyran Alliance</text:p>
          </table:table-cell>
          <table:table-cell table:style-name="ce44" office:value-type="string">
            <text:p>Free Worlds League</text:p>
          </table:table-cell>
          <table:table-cell table:style-name="ce46" office:value-type="string">
            <text:p>Capellan Confederation</text:p>
          </table:table-cell>
          <table:table-cell table:style-name="ce1"/>
          <table:table-cell table:style-name="ce51" table:number-columns-repeated="1008"/>
          <table:table-cell table:number-columns-repeated="8"/>
        </table:table-row>
        <table:table-row table:style-name="ro2">
          <table:covered-table-cell table:number-columns-repeated="2" table:style-name="ce2"/>
          <table:table-cell table:style-name="ce23" office:value-type="string">
            <text:p>House Davion</text:p>
          </table:table-cell>
          <table:table-cell table:style-name="ce40" office:value-type="string">
            <text:p>House Kurita</text:p>
          </table:table-cell>
          <table:table-cell table:style-name="ce43" office:value-type="string">
            <text:p>House Steiner</text:p>
          </table:table-cell>
          <table:table-cell table:style-name="ce45" office:value-type="string">
            <text:p>House Marik</text:p>
          </table:table-cell>
          <table:table-cell table:style-name="ce47" office:value-type="string">
            <text:p>House Liao</text:p>
          </table:table-cell>
          <table:table-cell table:style-name="ce2"/>
          <table:table-cell table:style-name="ce52" table:number-columns-repeated="1008"/>
          <table:table-cell table:number-columns-repeated="8"/>
        </table:table-row>
        <table:table-row table:style-name="ro3">
          <table:covered-table-cell table:number-columns-repeated="2" table:style-name="ce3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ireball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Kabuto</text:p>
          </table:table-cell>
          <table:table-cell table:style-name="ce13" office:value-type="float" office:value="20">
            <text:p>20</text:p>
          </table:table-cell>
          <table:table-cell table:style-name="ce26"/>
          <table:table-cell table:style-name="ce26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ossack</text:p>
          </table:table-cell>
          <table:table-cell table:style-name="ce13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13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1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1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1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pider</text:p>
          </table:table-cell>
          <table:table-cell table:style-name="ce13" office:value-type="float" office:value="30">
            <text:p>30</text:p>
          </table:table-cell>
          <table:table-cell table:style-name="ce26"/>
          <table:table-cell table:style-name="ce26" office:value-type="string">
            <text:p>SDR-7K (2xMPL,JJ)</text:p>
          </table:table-cell>
          <table:table-cell table:style-name="ce26" table:number-columns-repeated="3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Jackal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6" office:value-type="string">
            <text:p>Battle Hawk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7" office:value-type="string">
            <text:p>Hitman</text:p>
          </table:table-cell>
          <table:table-cell table:style-name="ce15" office:value-type="float" office:value="30">
            <text:p>30</text:p>
          </table:table-cell>
          <table:table-cell table:style-name="ce28"/>
          <table:table-cell table:style-name="ce30" office:value-type="string">
            <text:p>HM-1 (3xMBL+LRM5+TAG+ECM+BAP+MASC)</text:p>
          </table:table-cell>
          <table:table-cell table:style-name="ce30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Hammer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OSR-4D (5x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Valkyrie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VLK-QD (LRM10+MPL+JJ+Art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13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irestarter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wens</text:p>
          </table:table-cell>
          <table:table-cell table:style-name="ce13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Wolfhound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Raven</text:p>
          </table:table-cell>
          <table:table-cell table:style-name="ce13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13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icada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entinel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aimyo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trider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ha Yu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himera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1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7" office:value-type="string">
            <text:p>Legionnaire</text:p>
          </table:table-cell>
          <table:table-cell table:style-name="ce15" office:value-type="float" office:value="50">
            <text:p>50</text:p>
          </table:table-cell>
          <table:table-cell table:style-name="ce30" office:value-type="string">
            <text:p>LGN-2D (RAC5)</text:p>
          </table:table-cell>
          <table:table-cell table:style-name="ce3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9"/>
          <table:table-cell table:style-name="ce16"/>
          <table:table-cell table:style-name="ce3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0" office:value-type="string">
            <text:p>Starslayer</text:p>
          </table:table-cell>
          <table:table-cell table:style-name="ce17" office:value-type="float" office:value="50">
            <text:p>50</text:p>
          </table:table-cell>
          <table:table-cell table:style-name="ce32" office:value-type="string">
            <text:p>STY-3D (ERPPC+LBL+3xMBL)</text:p>
          </table:table-cell>
          <table:table-cell table:style-name="ce32"/>
          <table:table-cell table:style-name="ce32" office:value-type="string">
            <text:p>STY-3C (2xLBL+2xMBL+SRM4+SBL)</text:p>
          </table:table-cell>
          <table:table-cell table:style-name="ce32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Uziel</text:p>
          </table:table-cell>
          <table:table-cell table:style-name="ce13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style-name="ce13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1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Enforcer</text:p>
          </table:table-cell>
          <table:table-cell table:style-name="ce13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13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1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Kintaro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Men Shen</text:p>
          </table:table-cell>
          <table:table-cell table:style-name="ce13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1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ervish</text:p>
          </table:table-cell>
          <table:table-cell table:style-name="ce13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Quickdraw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Yeoman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rgus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nvil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Dragon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Dragon</text:p>
          </table:table-cell>
          <table:table-cell table:style-name="ce13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Rifleman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empes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hunderbol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Jinggau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Catapult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11" office:value-type="string">
            <text:p>Patriot</text:p>
          </table:table-cell>
          <table:table-cell table:style-name="ce15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PKM-2C (ArrowIV+HeavyPPC+ECM)</text:p>
          </table:table-cell>
          <table:table-cell table:style-name="ce28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Hercules</text:p>
          </table:table-cell>
          <table:table-cell table:style-name="ce13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Archer</text:p>
          </table:table-cell>
          <table:table-cell table:style-name="ce13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1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1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Warhammer</text:p>
          </table:table-cell>
          <table:table-cell table:style-name="ce18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13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vatar</text:p>
          </table:table-cell>
          <table:table-cell table:style-name="ce13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Falcon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ragon Fire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rio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lashma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Lao Hu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Hammerhands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1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13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Maraud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8"/>
          <table:table-cell table:style-name="ce19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1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1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O-Bakemono</text:p>
          </table:table-cell>
          <table:table-cell table:style-name="ce13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13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1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Battlemaster</text:p>
          </table:table-cell>
          <table:table-cell table:style-name="ce13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Yu Huang</text:p>
          </table:table-cell>
          <table:table-cell table:style-name="ce13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talker</text:p>
          </table:table-cell>
          <table:table-cell table:style-name="ce13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1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Highlander</text:p>
          </table:table-cell>
          <table:table-cell table:style-name="ce13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Albatross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Banshee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Sagittaire</text:p>
          </table:table-cell>
          <table:table-cell table:style-name="ce13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Naginata</text:p>
          </table:table-cell>
          <table:table-cell table:style-name="ce13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Fafnir</text:p>
          </table:table-cell>
          <table:table-cell table:style-name="ce1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33" table:number-columns-repeated="3"/>
          <table:table-cell table:style-name="ce33" office:value-type="string">
            <text:p>T-IT-N10M (2xLPL+LRM15+2xSRM6+2xMPL+AMS)</text:p>
          </table:table-cell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34" table:number-columns-repeated="4"/>
          <table:table-cell table:style-name="ce4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35" table:number-columns-spanned="5" table:number-rows-spanned="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style-name="ce3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LIGH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Minion (2xMPL)</text:p>
          </table:table-cell>
          <table:table-cell table:style-name="ce36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Scorpion (AC5+MG)</text:p>
          </table:table-cell>
          <table:table-cell table:style-name="ce36" office:value-type="string">
            <text:p>Scimitar (AC5+SRM4)</text:p>
          </table:table-cell>
          <table:table-cell table:style-name="ce37" office:value-type="string">
            <text:p>Plainsman (2xSRM6+SRM2)</text:p>
          </table:table-cell>
          <table:table-cell table:style-name="ce37" office:value-type="string">
            <text:p>Harasser (2xSRM6)</text:p>
          </table:table-cell>
          <table:table-cell table:style-name="ce3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3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office:value-type="string">
            <text:p>Saladin (AC20)</text:p>
          </table:table-cell>
          <table:table-cell/>
          <table:table-cell table:style-name="ce3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MEDIUM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Goblin IFV (LPL+SRM6+2xMG+AMS)</text:p>
          </table:table-cell>
          <table:table-cell table:style-name="ce36" office:value-type="string">
            <text:p>Sabaku Kaze (4xMBL+2xSRM4+2xSBL)</text:p>
          </table:table-cell>
          <table:table-cell table:style-name="ce37" office:value-type="string">
            <text:p>Vedette (UAC5+2xMBL+MG)</text:p>
          </table:table-cell>
          <table:table-cell table:style-name="ce37" office:value-type="string">
            <text:p>Goblin IFV (LPL+SRM6+2xMG+AMS)</text:p>
          </table:table-cell>
          <table:table-cell table:style-name="ce3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Vedette (UAC5+2xMBL+MG)</text:p>
          </table:table-cell>
          <table:table-cell table:style-name="ce36" office:value-type="string">
            <text:p>Bulldog (LBL+2xSRM4+MG)</text:p>
          </table:table-cell>
          <table:table-cell table:style-name="ce3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3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Musketeer (RAC5+2xSSRM2)</text:p>
          </table:table-cell>
          <table:table-cell/>
          <table:table-cell table:style-name="ce36" office:value-type="string">
            <text:p>Glaive (ERLBL+LRM15+2xMG)</text:p>
          </table:table-cell>
          <table:table-cell table:style-name="ce37" office:value-type="string">
            <text:p>Vedette M (Lgauss)</text:p>
          </table:table-cell>
          <table:table-cell table:style-name="ce3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HEAVY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Morningstar (AC10+3xMG)</text:p>
          </table:table-cell>
          <table:table-cell table:style-name="ce36" office:value-type="string">
            <text:p>Tokugawa (LBX10+SSRM6+2xMPL)</text:p>
          </table:table-cell>
          <table:table-cell table:style-name="ce3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3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3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3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36" office:value-type="string">
            <text:p>SRM Carrier (10xSRM6)</text:p>
          </table:table-cell>
          <table:table-cell table:style-name="ce3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Manteuffel (RAC5+3xERMBL+ECM)</text:p>
          </table:table-cell>
          <table:table-cell table:style-name="ce36"/>
          <table:table-cell table:style-name="ce37" office:value-type="string">
            <text:p>Manteuffel S (HGauss+MBL+ERSBL)</text:p>
          </table:table-cell>
          <table:table-cell table:style-name="ce3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/>
          <table:table-cell table:style-name="ce3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26"/>
          <table:table-cell table:style-name="ce3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ASSAUL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Demolisher (2xAC20)</text:p>
          </table:table-cell>
          <table:table-cell table:style-name="ce36" office:value-type="string">
            <text:p>Narukami (Gauss+2xPPC+2xAMS)</text:p>
          </table:table-cell>
          <table:table-cell table:style-name="ce36" office:value-type="string">
            <text:p>Gurteltier (Gauss+ERPPC+LRM10+3xMG)</text:p>
          </table:table-cell>
          <table:table-cell table:style-name="ce36" office:value-type="string">
            <text:p>Ontos Mk II (4xMBL+3xMPL+LRM15+SRM6+SRM4)</text:p>
          </table:table-cell>
          <table:table-cell table:style-name="ce3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Glory (RAC5+2xLRM15+2xERMBL)</text:p>
          </table:table-cell>
          <table:table-cell table:style-name="ce36" office:value-type="string">
            <text:p>Schrek C3 (2xPPC+1xLPPC+ECM+AMS)</text:p>
          </table:table-cell>
          <table:table-cell table:style-name="ce36" office:value-type="string">
            <text:p>Fortune (2xLBX20)</text:p>
          </table:table-cell>
          <table:table-cell table:style-name="ce36" office:value-type="string">
            <text:p>Ontos Mk IILG (3xLGauss+2xERMBL)</text:p>
          </table:table-cell>
          <table:table-cell table:style-name="ce3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Challenger (Gauss+LBX10+LRM10+2xMPL+2xSSRM2+SPL+AMS)</text:p>
          </table:table-cell>
          <table:table-cell table:style-name="ce36"/>
          <table:table-cell table:style-name="ce26" office:value-type="string">
            <text:p>DI Morgan (3xERPPC+2xMG)</text:p>
          </table:table-cell>
          <table:table-cell table:style-name="ce26"/>
          <table:table-cell table:style-name="ce3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6" office:value-type="string">
            <text:p>Alacorn (3xGauss)</text:p>
          </table:table-cell>
          <table:table-cell table:style-name="ce36"/>
          <table:table-cell table:style-name="ce26" office:value-type="string">
            <text:p>Alacorn VII (2xHGauss)</text:p>
          </table:table-cell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PC</text:p>
          </table:table-cell>
          <table:table-cell/>
          <table:table-cell table:style-name="ce37" office:value-type="string">
            <text:p>Badger (3xERMBL+SSRM2)</text:p>
          </table:table-cell>
          <table:table-cell table:style-name="ce36" office:value-type="string">
            <text:p>Mamono (SnubPPC+MRM40+MG+AMS)</text:p>
          </table:table-cell>
          <table:table-cell table:style-name="ce3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3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RM Support</text:p>
          </table:table-cell>
          <table:table-cell/>
          <table:table-cell table:style-name="ce37" office:value-type="string">
            <text:p>Striker (LRM15+2xSSRM2)</text:p>
          </table:table-cell>
          <table:table-cell table:style-name="ce36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3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6"/>
          <table:table-cell/>
          <table:table-cell table:style-name="ce36" office:value-type="string">
            <text:p>Pilum (2xLRM15+2xMPL+2xSSRM2)</text:p>
          </table:table-cell>
          <table:table-cell/>
          <table:table-cell table:style-name="ce36" office:value-type="string">
            <text:p>SturmFeur (2xLRM20+2xMG)</text:p>
          </table:table-cell>
          <table:table-cell table:style-name="ce3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table:style-name="ce6" office:value-type="string">
            <text:p>Artillery</text:p>
          </table:table-cell>
          <table:table-cell/>
          <table:table-cell table:style-name="ce3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37" office:value-type="string">
            <text:p>Marksman (Sniper+2xERSBL)</text:p>
          </table:table-cell>
          <table:table-cell table:style-name="ce3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6"/>
          <table:table-cell/>
          <table:table-cell office:value-type="string">
            <text:p>Pilum Arrow (1xArrow+2xMPL+2xSSRM2)</text:p>
          </table:table-cell>
          <table:table-cell table:style-name="ce36" office:value-type="string">
            <text:p>Schiltron (2xArrow+2xMBL+4xSBL)</text:p>
          </table:table-cell>
          <table:table-cell table:style-name="ce36" office:value-type="string">
            <text:p>Chaparral (1xArrow+2xMBL+SRM6)</text:p>
          </table:table-cell>
          <table:table-cell table:style-name="ce36"/>
          <table:table-cell table:style-name="ce3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2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1017"/>
        </table:table-row>
        <table:table-row table:style-name="ro4">
          <table:table-cell table:style-name="ce6"/>
          <table:table-cell/>
          <table:table-cell table:style-name="ce38"/>
          <table:table-cell table:style-name="ce36"/>
          <table:table-cell table:style-name="ce38" table:number-columns-repeated="3"/>
          <table:table-cell table:number-columns-repeated="1017"/>
        </table:table-row>
        <table:table-row table:style-name="ro4" table:number-rows-repeated="4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4" table:number-rows-repeated="2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4" table:number-rows-repeated="3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 table:number-rows-repeated="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38" table:number-columns-repeated="2"/>
          <table:table-cell table:style-name="ce26"/>
          <table:table-cell table:style-name="ce38"/>
          <table:table-cell table:style-name="ce26"/>
          <table:table-cell table:number-columns-repeated="1017"/>
        </table:table-row>
        <table:table-row table:style-name="ro4" table:number-rows-repeated="9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3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38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38"/>
          <table:table-cell table:number-columns-repeated="1020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6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6">
          <table:table-cell table:style-name="ce1" table:number-columns-spanned="2" table:number-rows-spanned="2"/>
          <table:covered-table-cell table:style-name="ce1"/>
          <table:table-cell table:style-name="ce57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58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60" office:value-type="string">
            <text:p>Clan Smoke Jaguar</text:p>
          </table:table-cell>
          <table:table-cell table:number-columns-repeated="1017"/>
        </table:table-row>
        <table:table-row table:style-name="ro7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6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6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6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6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number-columns-repeated="5" table:style-name="ce26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6+2xERMBL+ERSBL+BAP+JJ)</text:p>
          </table:table-cell>
          <table:table-cell table:style-name="ce26" table:number-columns-repeated="3"/>
          <table:table-cell table:style-name="ce26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9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6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6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5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8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8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8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8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8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8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8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8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8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4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6/15/2015</text:date>, <text:time>11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5T11:33:38.41</dc:date>
    <meta:editing-duration>P15DT49M59S</meta:editing-duration>
    <meta:editing-cycles>79</meta:editing-cycles>
    <meta:generator>OpenOffice.org/3.4$Win32 OpenOffice.org_project/340m1$Build-9590</meta:generator>
    <meta:document-statistic meta:table-count="2" meta:cell-count="875" meta:object-count="0"/>
  </office:meta>
</office:document-meta>
</file>